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0"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2"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4"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5"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6"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7"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18"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19"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0"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1"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2"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3"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4"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25"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26"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27"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28"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31"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33"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34"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35"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36"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37"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38"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41"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42"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43"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44"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45"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fo:font-weight="normal" officeooo:rsid="004fe870" officeooo:paragraph-rsid="005299eb"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50"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51"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52"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53"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officeooo:rsid="00293f04"/>
    </style:style>
    <style:style style:name="T22" style:family="text">
      <style:text-properties officeooo:rsid="002a6030"/>
    </style:style>
    <style:style style:name="T23" style:family="text">
      <style:text-properties officeooo:rsid="002d9338"/>
    </style:style>
    <style:style style:name="T24" style:family="text">
      <style:text-properties officeooo:rsid="002f4087"/>
    </style:style>
    <style:style style:name="T25" style:family="text">
      <style:text-properties fo:font-style="normal" style:font-style-asian="normal" style:font-style-complex="normal"/>
    </style:style>
    <style:style style:name="T26" style:family="text">
      <style:text-properties fo:font-style="normal" officeooo:rsid="003405e4" style:font-style-asian="normal" style:font-style-complex="normal"/>
    </style:style>
    <style:style style:name="T27" style:family="text">
      <style:text-properties fo:font-style="normal" officeooo:rsid="003511ba" style:font-style-asian="normal" style:font-style-complex="normal"/>
    </style:style>
    <style:style style:name="T28" style:family="text">
      <style:text-properties fo:font-style="normal" officeooo:rsid="003aa516" style:font-style-asian="normal" style:font-style-complex="normal"/>
    </style:style>
    <style:style style:name="T29" style:family="text">
      <style:text-properties fo:font-style="normal" officeooo:rsid="005081ee" style:font-style-asian="normal" style:font-style-complex="normal"/>
    </style:style>
    <style:style style:name="T30" style:family="text">
      <style:text-properties fo:font-style="normal" officeooo:rsid="00519082" style:font-style-asian="normal" style:font-style-complex="normal"/>
    </style:style>
    <style:style style:name="T31" style:family="text">
      <style:text-properties fo:font-style="normal" officeooo:rsid="005299eb" style:font-style-asian="normal" style:font-style-complex="normal"/>
    </style:style>
    <style:style style:name="T32" style:family="text">
      <style:text-properties fo:font-style="normal" officeooo:rsid="00566c5e" style:font-style-asian="normal" style:font-style-complex="normal"/>
    </style:style>
    <style:style style:name="T33" style:family="text">
      <style:text-properties fo:font-style="normal" officeooo:rsid="005862d9" style:font-style-asian="normal" style:font-style-complex="normal"/>
    </style:style>
    <style:style style:name="T34" style:family="text">
      <style:text-properties fo:font-style="normal" officeooo:rsid="00596262" style:font-style-asian="normal" style:font-style-complex="normal"/>
    </style:style>
    <style:style style:name="T35" style:family="text">
      <style:text-properties fo:font-style="normal" officeooo:rsid="005ae347" style:font-style-asian="normal" style:font-style-complex="normal"/>
    </style:style>
    <style:style style:name="T36" style:family="text">
      <style:text-properties fo:font-style="normal" officeooo:rsid="005b41bd" style:font-style-asian="normal" style:font-style-complex="normal"/>
    </style:style>
    <style:style style:name="T37" style:family="text">
      <style:text-properties fo:font-style="normal" officeooo:rsid="005d3b7a" style:font-style-asian="normal" style:font-style-complex="normal"/>
    </style:style>
    <style:style style:name="T38" style:family="text">
      <style:text-properties fo:font-style="normal" officeooo:rsid="00720842" style:font-style-asian="normal" style:font-style-complex="normal"/>
    </style:style>
    <style:style style:name="T39" style:family="text">
      <style:text-properties fo:font-style="normal" officeooo:rsid="007b065a"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31b15a" style:font-style-asian="normal" style:font-weight-asian="normal" style:font-style-complex="normal" style:font-weight-complex="normal"/>
    </style:style>
    <style:style style:name="T42" style:family="text">
      <style:text-properties fo:font-style="normal" fo:font-weight="normal" officeooo:rsid="00333379" style:font-style-asian="normal" style:font-weight-asian="normal" style:font-style-complex="normal" style:font-weight-complex="normal"/>
    </style:style>
    <style:style style:name="T43" style:family="text">
      <style:text-properties fo:font-style="normal" fo:font-weight="normal" officeooo:rsid="003e3d5a" style:font-style-asian="normal" style:font-weight-asian="normal" style:font-style-complex="normal" style:font-weight-complex="normal"/>
    </style:style>
    <style:style style:name="T44" style:family="text">
      <style:text-properties officeooo:rsid="00361fcf"/>
    </style:style>
    <style:style style:name="T45" style:family="text">
      <style:text-properties officeooo:rsid="003705ad"/>
    </style:style>
    <style:style style:name="T46" style:family="text">
      <style:text-properties officeooo:rsid="00377215"/>
    </style:style>
    <style:style style:name="T47" style:family="text">
      <style:text-properties officeooo:rsid="003e3d5a"/>
    </style:style>
    <style:style style:name="T48" style:family="text">
      <style:text-properties officeooo:rsid="003e5804"/>
    </style:style>
    <style:style style:name="T49" style:family="text">
      <style:text-properties officeooo:rsid="004272aa"/>
    </style:style>
    <style:style style:name="T50" style:family="text">
      <style:text-properties officeooo:rsid="004370cd"/>
    </style:style>
    <style:style style:name="T51" style:family="text">
      <style:text-properties officeooo:rsid="0044dcaf"/>
    </style:style>
    <style:style style:name="T52" style:family="text">
      <style:text-properties officeooo:rsid="00455d61"/>
    </style:style>
    <style:style style:name="T53" style:family="text">
      <style:text-properties officeooo:rsid="004aa00e"/>
    </style:style>
    <style:style style:name="T54" style:family="text">
      <style:text-properties officeooo:rsid="004f395a"/>
    </style:style>
    <style:style style:name="T55" style:family="text">
      <style:text-properties officeooo:rsid="005862d9"/>
    </style:style>
    <style:style style:name="T56" style:family="text">
      <style:text-properties officeooo:rsid="00615b80"/>
    </style:style>
    <style:style style:name="T57" style:family="text">
      <style:text-properties officeooo:rsid="0063ecbb"/>
    </style:style>
    <style:style style:name="T58" style:family="text">
      <style:text-properties officeooo:rsid="0065f356"/>
    </style:style>
    <style:style style:name="T59" style:family="text">
      <style:text-properties officeooo:rsid="0066c4f9"/>
    </style:style>
    <style:style style:name="T60" style:family="text">
      <style:text-properties officeooo:rsid="006d92b4"/>
    </style:style>
    <style:style style:name="T61" style:family="text">
      <style:text-properties officeooo:rsid="006e8b7c"/>
    </style:style>
    <style:style style:name="T62" style:family="text">
      <style:text-properties officeooo:rsid="00702d92"/>
    </style:style>
    <style:style style:name="T63" style:family="text">
      <style:text-properties officeooo:rsid="00712456"/>
    </style:style>
    <style:style style:name="T64" style:family="text">
      <style:text-properties officeooo:rsid="00747981"/>
    </style:style>
    <style:style style:name="T65" style:family="text">
      <style:text-properties officeooo:rsid="0081f9d3"/>
    </style:style>
    <style:style style:name="T66" style:family="text">
      <style:text-properties officeooo:rsid="008292ba"/>
    </style:style>
    <style:style style:name="T67" style:family="text">
      <style:text-properties officeooo:rsid="00879e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51">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In its early days, 3D printing was seen as the successor of the production line. However, because of its high production costs, it is more practically used as a rapid prototyping machine. </text:span></text:p>
      <text:p text:style-name="P51"/>
      <text:p text:style-name="P52">If we take a step back and look at 3D printing as a whole, we can notice <text:span text:style-name="T61">it is</text:span> composed of several <text:span text:style-name="T58">key</text:span> parts. The first is the printing surface. Whether it be a heated aluminum sheet or a glass pane covered in tape, the plastic needs a surface to begin printing on. <text:span text:style-name="T59">This surface</text:span> is commonly referred to as the printing bed. <text:span text:style-name="T57">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50"/>
      <text:p text:style-name="P50"><text:span text:style-name="T60">There still lies a software aspect to 3D printing. Typically, the process of designing and printing a model begins with a computer aided design program (CAD). These programs are very user friendly and allow you to see how the model will look before being printed. </text:span></text:p>
      <text:p text:style-name="P9"/>
      <text:p text:style-name="P13">Afterwards, the model is typically <text:span text:style-name="T21">exported as an STL file before being converted</text:span> <text:span text:style-name="T22">into</text:span> <text:span text:style-name="T21">G-</text:span>code, <text:span text:style-name="T22">which is</text:span> fed directly to the printer. Before the printing can begin, <text:span text:style-name="T22">th</text:span>ere are many decisions <text:span text:style-name="T22">that need to be</text:span> made, such as what material will be used, the resolution of the print, fill density, whether to use a heat bed, what temperature to use in order to avoid print deformations, <text:span text:style-name="T24">etc</text:span>. <text:span text:style-name="T22">T</text:span>he printer <text:span text:style-name="T22">also </text:span>needs to be properly prepared and calibrated <text:span text:style-name="T23">to achieve a successful print.</text:span></text:p>
      <text:p text:style-name="P12"/>
      <text:p text:style-name="P11"><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0"/>
      <text:p text:style-name="P53">In all, the process is long and differs between different printers. Many things can be automated, calibration for instance, however this raises the price of these machines and make them more inaccessible to the public. </text:p>
      <text:p text:style-name="P53"/>
      <text:p text:style-name="P53"><text:span text:style-name="T62">The reason printers have become so popular and accessible is because of how many of them are open-sourced. </text:span>The aim of <text:span text:style-name="T63">many of these </text:span>project<text:span text:style-name="T63">s</text:span> is to create a reliable and friendly printer that can be used as a learning tool.</text:p>
      <text:p text:style-name="P21"/>
      <text:p text:style-name="P8">Types of 3D Printers</text:p>
      <text:p text:style-name="P25">Stereolithography (SLA)</text:p>
      <text:p text:style-name="P22"><text:span text:style-name="T40">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41">T</text:span><text:span text:style-name="T42">his technology is rarely used to produce final products, but rather to rapidly prototype and visualise designs.</text:span></text:p>
      <text:p text:style-name="P29"/>
      <text:p text:style-name="P23">Digital Light Processing (DLP)</text:p>
      <text:p text:style-name="P23"><text:span text:style-name="T25">This process is very similar to SLA printing. DLP printers </text:span><text:span text:style-name="T38">dispose</text:span><text:span text:style-name="T25"> of the laser and use more conventional sources of light, most commonly projectors. This light shines on a vat of liquid plastic resin which hardens quickly when in contact with large amounts of light. </text:span><text:span text:style-name="T26">The object is created layer by layer exactly like the SLA method.</text:span><text:span text:style-name="T27"> </text:span><text:span text:style-name="T28">The advantage it has over SLA printing is that it is much faster. Unlike the SLA printer where the laser slowly creates a layer of plastic, the DLP printer creates an entire layer at once.</text:span></text:p>
      <text:p text:style-name="P30"><text:tab/></text:p>
      <text:p text:style-name="P30"><text:tab/>Pros:<text:tab/>Very high quality prints</text:p>
      <text:p text:style-name="P22"><text:span text:style-name="T41"><text:tab/><text:tab/></text:span><text:span text:style-name="T43">Capable of making small parts</text:span></text:p>
      <text:p text:style-name="P30"/>
      <text:p text:style-name="P30"><text:soft-page-break/><text:tab/>Cons:<text:tab/>The resin is expensive</text:p>
      <text:p text:style-name="P30"><text:tab/><text:tab/>The finished product maybe brittle and breaksdown under UV light</text:p>
      <text:p text:style-name="P22"><text:span text:style-name="T41"><text:tab/><text:tab/></text:span><text:span text:style-name="T43">Takes a long time to print</text:span></text:p>
      <text:p text:style-name="P31"/>
      <text:p text:style-name="P24">Fused Deposition Modelin<text:span text:style-name="T44">g</text:span> (FDM)</text:p>
      <text:p text:style-name="P28">This process takes advantage of thermoplastics. Objects are buil<text:span text:style-name="T64">t</text:span> from the bottom up by heating a thermoplastic filament <text:span text:style-name="T45">to its melting point</text:span> and extruding <text:span text:style-name="T45">it layer by layer</text:span>. <text:span text:style-name="T46">This has many advantages over its counterparts, it allows for printing of more materials in one build, the plastics have better chemical and physical properties and the filament is much cheaper than vats of resin.</text:span></text:p>
      <text:p text:style-name="P28"/>
      <text:p text:style-name="P28"><text:tab/><text:span text:style-name="T47">Pros:<text:tab/>Can make low resolution parts faster and stronger</text:span></text:p>
      <text:p text:style-name="P28"><text:tab/><text:tab/><text:span text:style-name="T47">Low cost plastic filament</text:span></text:p>
      <text:p text:style-name="P28"><text:tab/><text:tab/><text:span text:style-name="T48">Higher quality plastics</text:span></text:p>
      <text:p text:style-name="P28"><text:tab/><text:tab/><text:span text:style-name="T50">Capable of printing many materials at once</text:span></text:p>
      <text:p text:style-name="P28"/>
      <text:p text:style-name="P28"><text:tab/><text:span text:style-name="T49">Cons:<text:tab/>Lower quality prints</text:span></text:p>
      <text:p text:style-name="P28"><text:tab/><text:tab/></text:p>
      <text:p text:style-name="P28"/>
      <text:p text:style-name="P28"/>
      <text:p text:style-name="P32">There are many more methods and processes, each more advanced than the last. However, the two leading technologies are DLP and FDM printing.</text:p>
      <text:p text:style-name="P28"/>
      <text:p text:style-name="P40">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40"/>
      <text:p text:style-name="P43">Variations of FDM Printers</text:p>
      <text:p text:style-name="P41">With FDM printing, a plastic is heated to its melting point and extruded in a specific pattern. In order to achieve a pattern, a mechanical machine is required to draw it with the plastic. <text:span text:style-name="T54">This mechanism has to be able to move in 3 dimensional space to produce the 3D structure. There are many schools of thought to achieve this. The two leading ones are Delta and Cartesian printers.</text:span></text:p>
      <text:p text:style-name="P41"/>
      <text:p text:style-name="P45">Delta Printer</text:p>
      <text:p text:style-name="P45"><text:span text:style-name="T25">These printers typically have three vertical axises,</text:span><text:span text:style-name="T29"> each axis </text:span><text:span text:style-name="T25">allow</text:span><text:span text:style-name="T29">s</text:span><text:span text:style-name="T25"> the up and down movement of a rod. </text:span><text:span text:style-name="T29">A</text:span><text:span text:style-name="T25">ll three rods connect in the center </text:span><text:span text:style-name="T29">where the</text:span><text:span text:style-name="T25"> extruder </text:span><text:span text:style-name="T29">is located</text:span><text:span text:style-name="T25">. </text:span><text:span text:style-name="T29">To calculate the position of the printer head, </text:span><text:span text:style-name="T30">the use of</text:span><text:span text:style-name="T29"> trigonometr</text:span><text:span text:style-name="T30">ic functions</text:span><text:span text:style-name="T29"> </text:span><text:span text:style-name="T30">are</text:span><text:span text:style-name="T29"> necessary. </text:span></text:p>
      <text:p text:style-name="P45"><text:span text:style-name="T29"/></text:p>
      <text:p text:style-name="P45"><text:span text:style-name="T29"><text:tab/></text:span><text:span text:style-name="T31">Pros:<text:tab/>Very fast movements</text:span></text:p>
      <text:p text:style-name="P45"><text:span text:style-name="T31"><text:tab/><text:tab/>Large printing volume</text:span></text:p>
      <text:p text:style-name="P45"><text:span text:style-name="T31"><text:tab/><text:tab/>Small footprint</text:span></text:p>
      <text:p text:style-name="P45"><text:span text:style-name="T31"/></text:p>
      <text:p text:style-name="P46"><text:span text:style-name="T31"><text:tab/>Cons:<text:tab/>Complex to build, maintain and calibrate</text:span></text:p>
      <text:p text:style-name="P47"><text:span text:style-name="T31"><text:tab/><text:tab/></text:span><text:span text:style-name="T32">Experience extruder problems as the motor is separated from the printer nozzle</text:span></text:p>
      <text:p text:style-name="P47"><text:span text:style-name="T32"/></text:p>
      <text:p text:style-name="P47"><text:span text:style-name="T55">Cartesian Printer</text:span></text:p>
      <text:p text:style-name="P48"><text:span text:style-name="T33">The reason these are so popular is because they are simple. They have three axises, each moves in either the x, y or z direction. Therefore the position of the extruder is already directly </text:span><text:span text:style-name="T35">accessible</text:span><text:span text:style-name="T33">, as apposed to the delta printer where extra calculations are necessary. </text:span><text:span text:style-name="T34">To further categorize the Cartesian printer, we can divide them into</text:span><text:span text:style-name="T33"> printers </text:span><text:span text:style-name="T34">where the</text:span><text:span text:style-name="T33"> bed </text:span><text:span text:style-name="T34">does </text:span><text:span text:style-name="T33">the x motion and the extruder does the y and z </text:span><text:span text:style-name="T35">motions </text:span><text:span text:style-name="T33">or the bed </text:span><text:span text:style-name="T35">does</text:span><text:span text:style-name="T33"> the z </text:span><text:span text:style-name="T35">motion</text:span><text:span text:style-name="T33"> and the extruder moves in the x and y </text:span><text:span text:style-name="T35">directions. </text:span><text:span text:style-name="T36">These types of mechanisms are also commonly seen in CNC mills and even 2D printers </text:span><text:span text:style-name="T39">except of course </text:span><text:span text:style-name="T36">without the z axis.</text:span></text:p>
      <text:p text:style-name="P48"><text:span text:style-name="T35"><text:tab/></text:span></text:p>
      <text:p text:style-name="P48"><text:span text:style-name="T35"><text:tab/></text:span><text:span text:style-name="T36">Pros:<text:tab/>Low cost</text:span></text:p>
      <text:p text:style-name="P48"><text:span text:style-name="T36"><text:tab/><text:tab/>Simple to build, maintain and calibrate</text:span></text:p>
      <text:p text:style-name="P48"><text:span text:style-name="T36"><text:tab/><text:tab/>Can print with great accuracy</text:span></text:p>
      <text:p text:style-name="P48"><text:span text:style-name="T36"/></text:p>
      <text:p text:style-name="P48"><text:soft-page-break/><text:span text:style-name="T36"><text:tab/>Cons:<text:tab/>Larger than delta printers</text:span></text:p>
      <text:p text:style-name="P48"><text:span text:style-name="T36"><text:tab/><text:tab/>Slower than delta printers</text:span></text:p>
      <text:p text:style-name="P48"><text:span text:style-name="T36"/></text:p>
      <text:p text:style-name="P49"><text:span text:style-name="T36">T</text:span><text:span text:style-name="T25">here are many other methods of printing; Six-Axis printers, SCARA printers and </text:span><text:span text:style-name="T37">Polar printers. However, as the complexity increases, so does the likelihood of a failed print or unforeseen problems. </text:span></text:p>
      <text:p text:style-name="P45"><text:span text:style-name="T31"/></text:p>
      <text:p text:style-name="P28"/>
      <text:p text:style-name="P2">Modeling S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4"/>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5"/>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6"/>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7"/>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18"/>
      <text:p text:style-name="P6"><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19"/>
      <text:p text:style-name="P20">The G-code can be loaded into the printer interface. The printer interface show<text:span text:style-name="T65">s</text:span> you information such as sensor readings, <text:span text:style-name="T65">number of </text:span>layers printed, estimated time left and allows manual control over the printer through G-code in the terminal or <text:span text:style-name="T66">through a</text:span> more friendlier user interface.</text:p>
      <text:p text:style-name="P20"/>
      <text:p text:style-name="P7"><text:span text:style-name="T4">This covers the software portion of 3D printing. 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33"/>
      <text:p text:style-name="P33"/>
      <text:p text:style-name="P33"/>
      <text:p text:style-name="P33"/>
      <text:p text:style-name="P37">Calibration <text:span text:style-name="T52">and Maintenance</text:span></text:p>
      <text:p text:style-name="P34">Calibration is a very important to have well printed parts. <text:span text:style-name="T51">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34"><text:soft-page-break/></text:p>
      <text:p text:style-name="P35">This process can be enduring, however there are many ways to automate these processes. <text:span text:style-name="T53">Self-calibration can allow for more consistent prints by avoiding human errors and can greatly speed up the preparation time of the printer.</text:span></text:p>
      <text:p text:style-name="P35"/>
      <text:p text:style-name="P26">Endstop Scaling Calibration</text:p>
      <text:p text:style-name="P36"/>
      <text:p text:style-name="P36"/>
      <text:p text:style-name="P26">Bed Leveling</text:p>
      <text:p text:style-name="P36"/>
      <text:p text:style-name="P36"/>
      <text:p text:style-name="P27">Belt Tensioner</text:p>
      <text:p text:style-name="P39"/>
      <text:p text:style-name="P39"/>
      <text:p text:style-name="P42">Modularity</text:p>
      <text:p text:style-name="P39">Sooner or later the parts will need to be replaced or upgraded. Having a printer that can easily disassemble without unscrewing twenty bolts will prove to be more comfortable to work with. <text:span text:style-name="T56">However, sturdiness of the printer is obviously a priority. The goal is to have a printer that is easy to disassemble, yet doesn’t sacrifice on quality of print.</text:span></text:p>
      <text:p text:style-name="P39"/>
      <text:p text:style-name="P44">Applications of 3D Pri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 LibreOffice_project/10m0$Build-2</meta:generator>
    <dc:date>2017-03-18T20:07:08.354361378</dc:date>
    <meta:editing-duration>PT3H20M6S</meta:editing-duration>
    <meta:editing-cycles>127</meta:editing-cycles>
    <meta:document-statistic meta:table-count="0" meta:image-count="0" meta:object-count="0" meta:page-count="4" meta:paragraph-count="65" meta:word-count="1932" meta:character-count="11481" meta:non-whitespace-character-count="9566"/>
  </office:meta>
</office:document-meta>
</file>